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7pt" fo:font-weight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ebd780" style:text-align-source="fix" style:repeat-content="false" style:vertical-align="middle"/>
      <style:paragraph-properties fo:text-align="end"/>
      <style:text-properties fo:color="#000000"/>
    </style:style>
    <style:style style:name="ce5" style:family="table-cell" style:parent-style-name="Default" style:data-style-name="N3">
      <style:table-cell-properties fo:background-color="#ffcc99" style:text-align-source="fix" style:repeat-content="false" style:vertical-align="middle"/>
      <style:paragraph-properties fo:text-align="end"/>
      <style:text-properties fo: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/>
    </style:style>
    <style:style style:name="ce7" style:family="table-cell" style:parent-style-name="Default" style:data-style-name="N11">
      <style:table-cell-properties fo:background-color="#ebd780" style:text-align-source="fix" style:repeat-content="false" style:vertical-align="middle"/>
      <style:paragraph-properties fo:text-align="center"/>
      <style:text-properties fo:color="#000000" fo:font-size="7pt" fo:font-weight="bold"/>
    </style:style>
    <style:style style:name="ce8" style:family="table-cell" style:parent-style-name="Default" style:data-style-name="N11">
      <style:table-cell-properties fo:background-color="#ffcc99" style:text-align-source="fix" style:repeat-content="false" style:vertical-align="middle"/>
      <style:paragraph-properties fo:text-align="center"/>
      <style:text-properties fo:color="#000000" fo:font-size="7pt" fo:font-weight="bold"/>
    </style:style>
    <style:style style:name="ce9" style:family="table-cell" style:parent-style-name="Default" style:data-style-name="N1">
      <style:table-cell-properties fo:background-color="#ebd780"/>
      <style:text-properties fo:color="#000000"/>
    </style:style>
    <style:style style:name="ce10" style:family="table-cell" style:parent-style-name="Default" style:data-style-name="N1">
      <style:table-cell-properties fo:background-color="#ffcc99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15" style:family="table-cell" style:parent-style-name="Default" style:data-style-name="N11">
      <style:table-cell-properties fo:border-bottom="none" fo:border-left="none" fo:border-right="none" fo:border-top="0.002cm solid #000000"/>
      <style:text-properties fo:font-size="11pt" fo:font-style="italic"/>
    </style:style>
    <style:style style:name="ce1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="none"/>
    </style:style>
  </office:automatic-styles>
  <office:body>
    <office:spreadsheet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avg(0)</text:p>
          </table:table-cell>
          <table:table-cell office:value-type="string">
            <text:p>max(0)</text:p>
          </table:table-cell>
          <table:table-cell office:value-type="string">
            <text:p>avg(2)</text:p>
          </table:table-cell>
          <table:table-cell office:value-type="string">
            <text:p>max(2)</text:p>
          </table:table-cell>
          <table:table-cell office:value-type="string">
            <text:p>avg(3)</text:p>
          </table:table-cell>
          <table:table-cell office:value-type="string">
            <text:p>max(3)</text:p>
          </table:table-cell>
          <table:table-cell office:value-type="string">
            <text:p>avg(5)</text:p>
          </table:table-cell>
          <table:table-cell office:value-type="string">
            <text:p>max(5)</text:p>
          </table:table-cell>
          <table:table-cell office:value-type="string">
            <text:p>avg(6)</text:p>
          </table:table-cell>
          <table:table-cell office:value-type="string">
            <text:p>max(6)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float" office:value="18442">
            <text:p>18.442</text:p>
          </table:table-cell>
          <table:table-cell table:style-name="ce3" office:value-type="float" office:value="18800">
            <text:p>18.800</text:p>
          </table:table-cell>
          <table:table-cell table:style-name="ce3" office:value-type="float" office:value="9429.66666666667">
            <text:p>9.430</text:p>
          </table:table-cell>
          <table:table-cell table:style-name="ce3" office:value-type="float" office:value="17000">
            <text:p>17.000</text:p>
          </table:table-cell>
          <table:table-cell table:style-name="ce3" office:value-type="float" office:value="5518.83333333333">
            <text:p>5.519</text:p>
          </table:table-cell>
          <table:table-cell table:style-name="ce3" office:value-type="float" office:value="11400">
            <text:p>11.400</text:p>
          </table:table-cell>
          <table:table-cell table:style-name="ce3" office:value-type="float" office:value="5067">
            <text:p>5.067</text:p>
          </table:table-cell>
          <table:table-cell table:style-name="ce3" office:value-type="float" office:value="14200">
            <text:p>14.200</text:p>
          </table:table-cell>
          <table:table-cell table:style-name="ce3" office:value-type="float" office:value="3399.83333333333">
            <text:p>3.400</text:p>
          </table:table-cell>
          <table:table-cell table:style-name="ce3" office:value-type="float" office:value="9400">
            <text:p>9.4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float" office:value="37652.3333333333">
            <text:p>37.652</text:p>
          </table:table-cell>
          <table:table-cell table:style-name="ce3" office:value-type="float" office:value="38600">
            <text:p>38.600</text:p>
          </table:table-cell>
          <table:table-cell table:style-name="ce3" office:value-type="float" office:value="18699.6666666667">
            <text:p>18.700</text:p>
          </table:table-cell>
          <table:table-cell table:style-name="ce3" office:value-type="float" office:value="34000">
            <text:p>34.000</text:p>
          </table:table-cell>
          <table:table-cell table:style-name="ce3" office:value-type="float" office:value="10883">
            <text:p>10.883</text:p>
          </table:table-cell>
          <table:table-cell table:style-name="ce3" office:value-type="float" office:value="20600">
            <text:p>20.600</text:p>
          </table:table-cell>
          <table:table-cell table:style-name="ce3" office:value-type="float" office:value="9898.83333333333">
            <text:p>9.899</text:p>
          </table:table-cell>
          <table:table-cell table:style-name="ce3" office:value-type="float" office:value="24600">
            <text:p>24.600</text:p>
          </table:table-cell>
          <table:table-cell table:style-name="ce3" office:value-type="float" office:value="6606.83333333333">
            <text:p>6.607</text:p>
          </table:table-cell>
          <table:table-cell table:style-name="ce3" office:value-type="float" office:value="16200">
            <text:p>16.2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float" office:value="56863.3333333333">
            <text:p>56.863</text:p>
          </table:table-cell>
          <table:table-cell table:style-name="ce3" office:value-type="float" office:value="58200">
            <text:p>58.200</text:p>
          </table:table-cell>
          <table:table-cell table:style-name="ce3" office:value-type="float" office:value="27925.3333333333">
            <text:p>27.925</text:p>
          </table:table-cell>
          <table:table-cell table:style-name="ce3" office:value-type="float" office:value="47200">
            <text:p>47.200</text:p>
          </table:table-cell>
          <table:table-cell table:style-name="ce3" office:value-type="float" office:value="16630.1666666667">
            <text:p>16.630</text:p>
          </table:table-cell>
          <table:table-cell table:style-name="ce3" office:value-type="float" office:value="33200">
            <text:p>33.200</text:p>
          </table:table-cell>
          <table:table-cell table:style-name="ce3" office:value-type="float" office:value="15238.5">
            <text:p>15.239</text:p>
          </table:table-cell>
          <table:table-cell table:style-name="ce3" office:value-type="float" office:value="35600">
            <text:p>35.600</text:p>
          </table:table-cell>
          <table:table-cell table:style-name="ce3" office:value-type="float" office:value="10274">
            <text:p>10.274</text:p>
          </table:table-cell>
          <table:table-cell table:style-name="ce3" office:value-type="float" office:value="22600">
            <text:p>22.6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3" office:value-type="float" office:value="76074">
            <text:p>76.074</text:p>
          </table:table-cell>
          <table:table-cell table:style-name="ce3" office:value-type="float" office:value="77600">
            <text:p>77.600</text:p>
          </table:table-cell>
          <table:table-cell table:style-name="ce3" office:value-type="float" office:value="38648.1666666667">
            <text:p>38.648</text:p>
          </table:table-cell>
          <table:table-cell table:style-name="ce3" office:value-type="float" office:value="65000">
            <text:p>65.000</text:p>
          </table:table-cell>
          <table:table-cell table:style-name="ce3" office:value-type="float" office:value="22057.8333333333">
            <text:p>22.058</text:p>
          </table:table-cell>
          <table:table-cell table:style-name="ce3" office:value-type="float" office:value="41000">
            <text:p>41.000</text:p>
          </table:table-cell>
          <table:table-cell table:style-name="ce3" office:value-type="float" office:value="19855.3333333333">
            <text:p>19.855</text:p>
          </table:table-cell>
          <table:table-cell table:style-name="ce3" office:value-type="float" office:value="46000">
            <text:p>46.000</text:p>
          </table:table-cell>
          <table:table-cell table:style-name="ce3" office:value-type="float" office:value="13477.1666666667">
            <text:p>13.477</text:p>
          </table:table-cell>
          <table:table-cell table:style-name="ce3" office:value-type="float" office:value="31000">
            <text:p>31.0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3" office:value-type="float" office:value="95284.1666666667">
            <text:p>95.284</text:p>
          </table:table-cell>
          <table:table-cell table:style-name="ce3" office:value-type="float" office:value="97200">
            <text:p>97.200</text:p>
          </table:table-cell>
          <table:table-cell table:style-name="ce3" office:value-type="float" office:value="46275.6666666667">
            <text:p>46.276</text:p>
          </table:table-cell>
          <table:table-cell table:style-name="ce3" office:value-type="float" office:value="74800">
            <text:p>74.800</text:p>
          </table:table-cell>
          <table:table-cell table:style-name="ce3" office:value-type="float" office:value="27741.1666666667">
            <text:p>27.741</text:p>
          </table:table-cell>
          <table:table-cell table:style-name="ce3" office:value-type="float" office:value="48600">
            <text:p>48.600</text:p>
          </table:table-cell>
          <table:table-cell table:style-name="ce3" office:value-type="float" office:value="24868.8333333333">
            <text:p>24.869</text:p>
          </table:table-cell>
          <table:table-cell table:style-name="ce3" office:value-type="float" office:value="59000">
            <text:p>59.000</text:p>
          </table:table-cell>
          <table:table-cell table:style-name="ce3" office:value-type="float" office:value="16579.3333333333">
            <text:p>16.579</text:p>
          </table:table-cell>
          <table:table-cell table:style-name="ce3" office:value-type="float" office:value="39400">
            <text:p>39.4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3" office:value-type="float" office:value="114493.333333333">
            <text:p>114.493</text:p>
          </table:table-cell>
          <table:table-cell table:style-name="ce3" office:value-type="float" office:value="116600">
            <text:p>116.600</text:p>
          </table:table-cell>
          <table:table-cell table:style-name="ce3" office:value-type="float" office:value="58062.5">
            <text:p>58.063</text:p>
          </table:table-cell>
          <table:table-cell table:style-name="ce3" office:value-type="float" office:value="94800">
            <text:p>94.800</text:p>
          </table:table-cell>
          <table:table-cell table:style-name="ce3" office:value-type="float" office:value="32863.8333333333">
            <text:p>32.864</text:p>
          </table:table-cell>
          <table:table-cell table:style-name="ce3" office:value-type="float" office:value="59800">
            <text:p>59.800</text:p>
          </table:table-cell>
          <table:table-cell table:style-name="ce3" office:value-type="float" office:value="30169.5">
            <text:p>30.170</text:p>
          </table:table-cell>
          <table:table-cell table:style-name="ce3" office:value-type="float" office:value="65800">
            <text:p>65.800</text:p>
          </table:table-cell>
          <table:table-cell table:style-name="ce3" office:value-type="float" office:value="20124.5">
            <text:p>20.125</text:p>
          </table:table-cell>
          <table:table-cell table:style-name="ce3" office:value-type="float" office:value="45400">
            <text:p>45.4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4" office:value-type="float" office:value="133705">
            <text:p>133.705</text:p>
          </table:table-cell>
          <table:table-cell table:style-name="ce4" office:value-type="float" office:value="135400">
            <text:p>135.400</text:p>
          </table:table-cell>
          <table:table-cell table:style-name="ce3" office:value-type="float" office:value="69394.1666666667">
            <text:p>69.394</text:p>
          </table:table-cell>
          <table:table-cell table:style-name="ce3" office:value-type="float" office:value="112200">
            <text:p>112.200</text:p>
          </table:table-cell>
          <table:table-cell table:style-name="ce3" office:value-type="float" office:value="39321.3333333333">
            <text:p>39.321</text:p>
          </table:table-cell>
          <table:table-cell table:style-name="ce3" office:value-type="float" office:value="68600">
            <text:p>68.600</text:p>
          </table:table-cell>
          <table:table-cell table:style-name="ce3" office:value-type="float" office:value="46120">
            <text:p>46.120</text:p>
          </table:table-cell>
          <table:table-cell table:style-name="ce3" office:value-type="float" office:value="64800">
            <text:p>64.800</text:p>
          </table:table-cell>
          <table:table-cell table:style-name="ce3" office:value-type="float" office:value="28500">
            <text:p>28.500</text:p>
          </table:table-cell>
          <table:table-cell table:style-name="ce3" office:value-type="float" office:value="43000">
            <text:p>43.000</text:p>
          </table:table-cell>
          <table:table-cell table:style-name="ce3" table:number-columns-repeated="9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5" office:value-type="float" office:value="152915">
            <text:p>152.915</text:p>
          </table:table-cell>
          <table:table-cell table:style-name="ce5" office:value-type="float" office:value="155200">
            <text:p>155.200</text:p>
          </table:table-cell>
          <table:table-cell table:style-name="ce3" office:value-type="float" office:value="77199.8333333333">
            <text:p>77.200</text:p>
          </table:table-cell>
          <table:table-cell table:style-name="ce3" office:value-type="float" office:value="124600">
            <text:p>124.600</text:p>
          </table:table-cell>
          <table:table-cell table:style-name="ce3" office:value-type="float" office:value="46900.5">
            <text:p>46.901</text:p>
          </table:table-cell>
          <table:table-cell table:style-name="ce3" office:value-type="float" office:value="75000">
            <text:p>75.000</text:p>
          </table:table-cell>
          <table:table-cell table:style-name="ce3" office:value-type="float" office:value="42981.8333333333">
            <text:p>42.982</text:p>
          </table:table-cell>
          <table:table-cell table:style-name="ce3" office:value-type="float" office:value="82400">
            <text:p>82.400</text:p>
          </table:table-cell>
          <table:table-cell table:style-name="ce3" office:value-type="float" office:value="28825.6666666667">
            <text:p>28.826</text:p>
          </table:table-cell>
          <table:table-cell table:style-name="ce3" office:value-type="float" office:value="57800">
            <text:p>57.800</text:p>
          </table:table-cell>
          <table:table-cell table:style-name="ce3"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string">
            <text:p>Perda de pacotes</text:p>
          </table:table-cell>
          <table:table-cell table:style-name="ce6" office:value-type="string">
            <text:p>53029 / 749823</text:p>
          </table:table-cell>
          <table:table-cell table:style-name="ce7" table:formula="oooc:=53029/749823" office:value-type="percentage" office:value="0.0707220237309338">
            <text:p>7,07%</text:p>
          </table:table-cell>
          <table:table-cell table:style-name="ce9" office:value-type="float" office:value="124866">
            <text:p>124866</text:p>
          </table:table-cell>
          <table:table-cell table:style-name="ce9" office:value-type="float" office:value="125000">
            <text:p>125000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>
            <text:p>168374 / 749823</text:p>
          </table:table-cell>
          <table:table-cell table:style-name="ce8" table:formula="oooc:=168374/749823" office:value-type="percentage" office:value="0.224551660858629">
            <text:p>22,46%</text:p>
          </table:table-cell>
          <table:table-cell table:style-name="ce10" office:value-type="float" office:value="124866">
            <text:p>124866</text:p>
          </table:table-cell>
          <table:table-cell table:style-name="ce10" office:value-type="float" office:value="125000">
            <text:p>125000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office:value-type="string">
            <text:p>cosmussmooth</text:p>
          </table:table-cell>
          <table:table-cell office:value-type="string">
            <text:p>compared to: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Parâmetros</text:p>
          </table:table-cell>
          <table:table-cell table:number-columns-repeated="2"/>
          <table:table-cell office:value-type="string">
            <text:p>no(avg)</text:p>
          </table:table-cell>
          <table:table-cell office:value-type="string">
            <text:p>no(max)</text:p>
          </table:table-cell>
          <table:table-cell office:value-type="string">
            <text:p>round(avg)</text:p>
          </table:table-cell>
          <table:table-cell office:value-type="string">
            <text:p>round(max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elocidade</text:p>
          </table:table-cell>
          <table:table-cell office:value-type="string">
            <text:p>4-20 "m"/s</text:p>
          </table:table-cell>
          <table:table-cell/>
          <table:table-cell table:style-name="ce13" table:formula="oooc:=1 - [.J4]/[.B4]" office:value-type="percentage" office:value="0.81564725445541">
            <text:p>81,56%</text:p>
          </table:table-cell>
          <table:table-cell table:style-name="ce13" table:formula="oooc:=1 - [.K4]/[.C4]" office:value-type="percentage" office:value="0.5">
            <text:p>50,00%</text:p>
          </table:table-cell>
          <table:table-cell table:style-name="ce13" table:formula="oooc:=1 - [.J4]/[.D4]" office:value-type="percentage" office:value="0.639453497826011">
            <text:p>63,95%</text:p>
          </table:table-cell>
          <table:table-cell table:style-name="ce13" table:formula="oooc:=1 - [.K4]/[.E4]" office:value-type="percentage" office:value="0.447058823529412">
            <text:p>44,71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argura cél.</text:p>
          </table:table-cell>
          <table:table-cell office:value-type="string">
            <text:p>300 "m"</text:p>
          </table:table-cell>
          <table:table-cell/>
          <table:table-cell table:style-name="ce13" table:formula="oooc:=1 - [.J5]/[.B5]" office:value-type="percentage" office:value="0.824530573581097">
            <text:p>82,45%</text:p>
          </table:table-cell>
          <table:table-cell table:style-name="ce13" table:formula="oooc:=1 - [.K5]/[.C5]" office:value-type="percentage" office:value="0.580310880829016">
            <text:p>58,03%</text:p>
          </table:table-cell>
          <table:table-cell table:style-name="ce13" table:formula="oooc:=1 - [.J5]/[.D5]" office:value-type="percentage" office:value="0.646687106722046">
            <text:p>64,67%</text:p>
          </table:table-cell>
          <table:table-cell table:style-name="ce13" table:formula="oooc:=1 - [.K5]/[.E5]" office:value-type="percentage" office:value="0.523529411764706">
            <text:p>52,35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lc. da visão</text:p>
          </table:table-cell>
          <table:table-cell office:value-type="string">
            <text:p>120 "m"</text:p>
          </table:table-cell>
          <table:table-cell/>
          <table:table-cell table:style-name="ce13" table:formula="oooc:=1 - [.J6]/[.B6]" office:value-type="percentage" office:value="0.819321179436075">
            <text:p>81,93%</text:p>
          </table:table-cell>
          <table:table-cell table:style-name="ce13" table:formula="oooc:=1 - [.K6]/[.C6]" office:value-type="percentage" office:value="0.611683848797251">
            <text:p>61,17%</text:p>
          </table:table-cell>
          <table:table-cell table:style-name="ce13" table:formula="oooc:=1 - [.J6]/[.D6]" office:value-type="percentage" office:value="0.632090336134453">
            <text:p>63,21%</text:p>
          </table:table-cell>
          <table:table-cell table:style-name="ce13" table:formula="oooc:=1 - [.K6]/[.E6]" office:value-type="percentage" office:value="0.521186440677966">
            <text:p>52,12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lc. "crítico"</text:p>
          </table:table-cell>
          <table:table-cell office:value-type="string">
            <text:p>40 "m"</text:p>
          </table:table-cell>
          <table:table-cell/>
          <table:table-cell table:style-name="ce13" table:formula="oooc:=1 - [.J7]/[.B7]" office:value-type="percentage" office:value="0.822841356223326">
            <text:p>82,28%</text:p>
          </table:table-cell>
          <table:table-cell table:style-name="ce13" table:formula="oooc:=1 - [.K7]/[.C7]" office:value-type="percentage" office:value="0.600515463917526">
            <text:p>60,05%</text:p>
          </table:table-cell>
          <table:table-cell table:style-name="ce13" table:formula="oooc:=1 - [.J7]/[.D7]" office:value-type="percentage" office:value="0.65128574447257">
            <text:p>65,13%</text:p>
          </table:table-cell>
          <table:table-cell table:style-name="ce13" table:formula="oooc:=1 - [.K7]/[.E7]" office:value-type="percentage" office:value="0.523076923076923">
            <text:p>52,31%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3" table:formula="oooc:=1 - [.J8]/[.B8]" office:value-type="percentage" office:value="0.826001171933078">
            <text:p>82,60%</text:p>
          </table:table-cell>
          <table:table-cell table:style-name="ce13" table:formula="oooc:=1 - [.K8]/[.C8]" office:value-type="percentage" office:value="0.594650205761317">
            <text:p>59,47%</text:p>
          </table:table-cell>
          <table:table-cell table:style-name="ce13" table:formula="oooc:=1 - [.J8]/[.D8]" office:value-type="percentage" office:value="0.641726753441334">
            <text:p>64,17%</text:p>
          </table:table-cell>
          <table:table-cell table:style-name="ce13" table:formula="oooc:=1 - [.K8]/[.E8]" office:value-type="percentage" office:value="0.473262032085561">
            <text:p>47,33%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3" table:formula="oooc:=1 - [.J9]/[.B9]" office:value-type="percentage" office:value="0.824229940607895">
            <text:p>82,42%</text:p>
          </table:table-cell>
          <table:table-cell table:style-name="ce13" table:formula="oooc:=1 - [.K9]/[.C9]" office:value-type="percentage" office:value="0.610634648370497">
            <text:p>61,06%</text:p>
          </table:table-cell>
          <table:table-cell table:style-name="ce13" table:formula="oooc:=1 - [.J9]/[.D9]" office:value-type="percentage" office:value="0.653399354144241">
            <text:p>65,34%</text:p>
          </table:table-cell>
          <table:table-cell table:style-name="ce13" table:formula="oooc:=1 - [.K9]/[.E9]" office:value-type="percentage" office:value="0.521097046413502">
            <text:p>52,11%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3" table:formula="oooc:=1 - [.J10]/[.B10]" office:value-type="percentage" office:value="0.78684417187091">
            <text:p>78,68%</text:p>
          </table:table-cell>
          <table:table-cell table:style-name="ce13" table:formula="oooc:=1 - [.K10]/[.C10]" office:value-type="percentage" office:value="0.682422451994092">
            <text:p>68,24%</text:p>
          </table:table-cell>
          <table:table-cell table:style-name="ce13" table:formula="oooc:=1 - [.J10]/[.D10]" office:value-type="percentage" office:value="0.589302655122309">
            <text:p>58,93%</text:p>
          </table:table-cell>
          <table:table-cell table:style-name="ce13" table:formula="oooc:=1 - [.K10]/[.E10]" office:value-type="percentage" office:value="0.616755793226381">
            <text:p>61,6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1"/>
          <table:table-cell table:style-name="ce14" table:formula="oooc:=1 - [.J11]/[.B11]" office:value-type="percentage" office:value="0.811492223348483">
            <text:p>81,15%</text:p>
          </table:table-cell>
          <table:table-cell table:style-name="ce14" table:formula="oooc:=1 - [.K11]/[.C11]" office:value-type="percentage" office:value="0.627577319587629">
            <text:p>62,76%</text:p>
          </table:table-cell>
          <table:table-cell table:style-name="ce14" table:formula="oooc:=1 - [.J11]/[.D11]" office:value-type="percentage" office:value="0.626609729295615">
            <text:p>62,66%</text:p>
          </table:table-cell>
          <table:table-cell table:style-name="ce14" table:formula="oooc:=1 - [.K11]/[.E11]" office:value-type="percentage" office:value="0.536115569823435">
            <text:p>53,61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2" office:value-type="string">
            <text:p>AVERAGE</text:p>
          </table:table-cell>
          <table:table-cell table:style-name="ce15" table:formula="oooc:=AVERAGE([.E21:.E28])" office:value-type="percentage" office:value="0.816363483932034">
            <text:p>81,64%</text:p>
          </table:table-cell>
          <table:table-cell table:style-name="ce15" table:formula="oooc:=AVERAGE([.F21:.F28])" office:value-type="percentage" office:value="0.600974352407166">
            <text:p>60,10%</text:p>
          </table:table-cell>
          <table:table-cell table:style-name="ce15" table:formula="oooc:=AVERAGE([.G21:.G28])" office:value-type="percentage" office:value="0.635069397144822">
            <text:p>63,51%</text:p>
          </table:table-cell>
          <table:table-cell table:style-name="ce15" table:formula="oooc:=AVERAGE([.H21:.H28])" office:value-type="percentage" office:value="0.520260255074736">
            <text:p>52,03%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division:</text:p>
          </table:table-cell>
          <table:table-cell table:style-name="ce1"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x(0)</text:p>
          </table:table-cell>
          <table:table-cell office:value-type="string">
            <text:p>max(2)</text:p>
          </table:table-cell>
          <table:table-cell office:value-type="string">
            <text:p>max(3)</text:p>
          </table:table-cell>
          <table:table-cell office:value-type="string">
            <text:p>max(5)</text:p>
          </table:table-cell>
          <table:table-cell office:value-type="string">
            <text:p>max(6)</text:p>
          </table:table-cell>
          <table:table-cell/>
          <table:table-cell office:value-type="string">
            <text:p>max(0)</text:p>
          </table:table-cell>
          <table:table-cell office:value-type="string">
            <text:p>max(2)</text:p>
          </table:table-cell>
          <table:table-cell office:value-type="string">
            <text:p>max(3)</text:p>
          </table:table-cell>
          <table:table-cell office:value-type="string">
            <text:p>max(5)</text:p>
          </table:table-cell>
          <table:table-cell office:value-type="string">
            <text:p>max(6)</text:p>
          </table:table-cell>
          <table:table-cell table:number-columns-repeated="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float" office:value="18800">
            <text:p>18.800</text:p>
          </table:table-cell>
          <table:table-cell table:style-name="ce3" office:value-type="float" office:value="17000">
            <text:p>17.000</text:p>
          </table:table-cell>
          <table:table-cell table:style-name="ce3" office:value-type="float" office:value="11400">
            <text:p>11.400</text:p>
          </table:table-cell>
          <table:table-cell table:style-name="ce3" office:value-type="float" office:value="14200">
            <text:p>14.200</text:p>
          </table:table-cell>
          <table:table-cell table:style-name="ce3" office:value-type="float" office:value="9400">
            <text:p>9.400</text:p>
          </table:table-cell>
          <table:table-cell table:style-name="ce1" office:value-type="float" office:value="25">
            <text:p>25</text:p>
          </table:table-cell>
          <table:table-cell table:style-name="ce1" table:formula="oooc:=[.B32]/[.$J$30]" office:value-type="float" office:value="9400">
            <text:p>9400</text:p>
          </table:table-cell>
          <table:table-cell table:style-name="ce1" table:formula="oooc:=[.C32]/[.$J$30]" office:value-type="float" office:value="8500">
            <text:p>8500</text:p>
          </table:table-cell>
          <table:table-cell table:style-name="ce1" table:formula="oooc:=[.D32]/[.$J$30]" office:value-type="float" office:value="5700">
            <text:p>5700</text:p>
          </table:table-cell>
          <table:table-cell table:style-name="ce1" table:formula="oooc:=[.E32]/[.$J$30]" office:value-type="float" office:value="7100">
            <text:p>7100</text:p>
          </table:table-cell>
          <table:table-cell table:style-name="ce1" table:formula="oooc:=[.F32]/[.$J$30]" office:value-type="float" office:value="4700">
            <text:p>4700</text:p>
          </table:table-cell>
          <table:table-cell table:number-columns-repeated="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float" office:value="38600">
            <text:p>38.600</text:p>
          </table:table-cell>
          <table:table-cell table:style-name="ce3" office:value-type="float" office:value="34000">
            <text:p>34.000</text:p>
          </table:table-cell>
          <table:table-cell table:style-name="ce3" office:value-type="float" office:value="20600">
            <text:p>20.600</text:p>
          </table:table-cell>
          <table:table-cell table:style-name="ce3" office:value-type="float" office:value="24600">
            <text:p>24.600</text:p>
          </table:table-cell>
          <table:table-cell table:style-name="ce3" office:value-type="float" office:value="16200">
            <text:p>16.200</text:p>
          </table:table-cell>
          <table:table-cell table:style-name="ce1" office:value-type="float" office:value="50">
            <text:p>50</text:p>
          </table:table-cell>
          <table:table-cell table:style-name="ce1" table:formula="oooc:=[.B33]/[.$J$30]" office:value-type="float" office:value="19300">
            <text:p>19300</text:p>
          </table:table-cell>
          <table:table-cell table:style-name="ce1" table:formula="oooc:=[.C33]/[.$J$30]" office:value-type="float" office:value="17000">
            <text:p>17000</text:p>
          </table:table-cell>
          <table:table-cell table:style-name="ce1" table:formula="oooc:=[.D33]/[.$J$30]" office:value-type="float" office:value="10300">
            <text:p>10300</text:p>
          </table:table-cell>
          <table:table-cell table:style-name="ce1" table:formula="oooc:=[.E33]/[.$J$30]" office:value-type="float" office:value="12300">
            <text:p>12300</text:p>
          </table:table-cell>
          <table:table-cell table:style-name="ce1" table:formula="oooc:=[.F33]/[.$J$30]" office:value-type="float" office:value="8100">
            <text:p>8100</text:p>
          </table:table-cell>
          <table:table-cell table:number-columns-repeated="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float" office:value="58200">
            <text:p>58.200</text:p>
          </table:table-cell>
          <table:table-cell table:style-name="ce3" office:value-type="float" office:value="47200">
            <text:p>47.200</text:p>
          </table:table-cell>
          <table:table-cell table:style-name="ce3" office:value-type="float" office:value="33200">
            <text:p>33.200</text:p>
          </table:table-cell>
          <table:table-cell table:style-name="ce3" office:value-type="float" office:value="35600">
            <text:p>35.600</text:p>
          </table:table-cell>
          <table:table-cell table:style-name="ce3" office:value-type="float" office:value="22600">
            <text:p>22.600</text:p>
          </table:table-cell>
          <table:table-cell table:style-name="ce1" office:value-type="float" office:value="75">
            <text:p>75</text:p>
          </table:table-cell>
          <table:table-cell table:style-name="ce1" table:formula="oooc:=[.B34]/[.$J$30]" office:value-type="float" office:value="29100">
            <text:p>29100</text:p>
          </table:table-cell>
          <table:table-cell table:style-name="ce1" table:formula="oooc:=[.C34]/[.$J$30]" office:value-type="float" office:value="23600">
            <text:p>23600</text:p>
          </table:table-cell>
          <table:table-cell table:style-name="ce1" table:formula="oooc:=[.D34]/[.$J$30]" office:value-type="float" office:value="16600">
            <text:p>16600</text:p>
          </table:table-cell>
          <table:table-cell table:style-name="ce1" table:formula="oooc:=[.E34]/[.$J$30]" office:value-type="float" office:value="17800">
            <text:p>17800</text:p>
          </table:table-cell>
          <table:table-cell table:style-name="ce1" table:formula="oooc:=[.F34]/[.$J$30]" office:value-type="float" office:value="11300">
            <text:p>11300</text:p>
          </table:table-cell>
          <table:table-cell table:number-columns-repeated="8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3" office:value-type="float" office:value="77600">
            <text:p>77.600</text:p>
          </table:table-cell>
          <table:table-cell table:style-name="ce3" office:value-type="float" office:value="65000">
            <text:p>65.000</text:p>
          </table:table-cell>
          <table:table-cell table:style-name="ce3" office:value-type="float" office:value="41000">
            <text:p>41.000</text:p>
          </table:table-cell>
          <table:table-cell table:style-name="ce3" office:value-type="float" office:value="46000">
            <text:p>46.000</text:p>
          </table:table-cell>
          <table:table-cell table:style-name="ce3" office:value-type="float" office:value="31000">
            <text:p>31.000</text:p>
          </table:table-cell>
          <table:table-cell table:style-name="ce1" office:value-type="float" office:value="100">
            <text:p>100</text:p>
          </table:table-cell>
          <table:table-cell table:style-name="ce1" table:formula="oooc:=[.B35]/[.$J$30]" office:value-type="float" office:value="38800">
            <text:p>38800</text:p>
          </table:table-cell>
          <table:table-cell table:style-name="ce1" table:formula="oooc:=[.C35]/[.$J$30]" office:value-type="float" office:value="32500">
            <text:p>32500</text:p>
          </table:table-cell>
          <table:table-cell table:style-name="ce1" table:formula="oooc:=[.D35]/[.$J$30]" office:value-type="float" office:value="20500">
            <text:p>20500</text:p>
          </table:table-cell>
          <table:table-cell table:style-name="ce1" table:formula="oooc:=[.E35]/[.$J$30]" office:value-type="float" office:value="23000">
            <text:p>23000</text:p>
          </table:table-cell>
          <table:table-cell table:style-name="ce1" table:formula="oooc:=[.F35]/[.$J$30]" office:value-type="float" office:value="15500">
            <text:p>15500</text:p>
          </table:table-cell>
          <table:table-cell table:number-columns-repeated="8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3" office:value-type="float" office:value="97200">
            <text:p>97.200</text:p>
          </table:table-cell>
          <table:table-cell table:style-name="ce3" office:value-type="float" office:value="74800">
            <text:p>74.800</text:p>
          </table:table-cell>
          <table:table-cell table:style-name="ce3" office:value-type="float" office:value="48600">
            <text:p>48.600</text:p>
          </table:table-cell>
          <table:table-cell table:style-name="ce3" office:value-type="float" office:value="59000">
            <text:p>59.000</text:p>
          </table:table-cell>
          <table:table-cell table:style-name="ce3" office:value-type="float" office:value="39400">
            <text:p>39.400</text:p>
          </table:table-cell>
          <table:table-cell table:style-name="ce1" office:value-type="float" office:value="125">
            <text:p>125</text:p>
          </table:table-cell>
          <table:table-cell table:style-name="ce1" table:formula="oooc:=[.B36]/[.$J$30]" office:value-type="float" office:value="48600">
            <text:p>48600</text:p>
          </table:table-cell>
          <table:table-cell table:style-name="ce1" table:formula="oooc:=[.C36]/[.$J$30]" office:value-type="float" office:value="37400">
            <text:p>37400</text:p>
          </table:table-cell>
          <table:table-cell table:style-name="ce1" table:formula="oooc:=[.D36]/[.$J$30]" office:value-type="float" office:value="24300">
            <text:p>24300</text:p>
          </table:table-cell>
          <table:table-cell table:style-name="ce1" table:formula="oooc:=[.E36]/[.$J$30]" office:value-type="float" office:value="29500">
            <text:p>29500</text:p>
          </table:table-cell>
          <table:table-cell table:style-name="ce1" table:formula="oooc:=[.F36]/[.$J$30]" office:value-type="float" office:value="19700">
            <text:p>19700</text:p>
          </table:table-cell>
          <table:table-cell table:number-columns-repeated="8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3" office:value-type="float" office:value="116600">
            <text:p>116.600</text:p>
          </table:table-cell>
          <table:table-cell table:style-name="ce3" office:value-type="float" office:value="94800">
            <text:p>94.800</text:p>
          </table:table-cell>
          <table:table-cell table:style-name="ce3" office:value-type="float" office:value="59800">
            <text:p>59.800</text:p>
          </table:table-cell>
          <table:table-cell table:style-name="ce3" office:value-type="float" office:value="65800">
            <text:p>65.800</text:p>
          </table:table-cell>
          <table:table-cell table:style-name="ce3" office:value-type="float" office:value="45400">
            <text:p>45.400</text:p>
          </table:table-cell>
          <table:table-cell table:style-name="ce1" office:value-type="float" office:value="150">
            <text:p>150</text:p>
          </table:table-cell>
          <table:table-cell table:style-name="ce1" table:formula="oooc:=[.B37]/[.$J$30]" office:value-type="float" office:value="58300">
            <text:p>58300</text:p>
          </table:table-cell>
          <table:table-cell table:style-name="ce1" table:formula="oooc:=[.C37]/[.$J$30]" office:value-type="float" office:value="47400">
            <text:p>47400</text:p>
          </table:table-cell>
          <table:table-cell table:style-name="ce1" table:formula="oooc:=[.D37]/[.$J$30]" office:value-type="float" office:value="29900">
            <text:p>29900</text:p>
          </table:table-cell>
          <table:table-cell table:style-name="ce1" table:formula="oooc:=[.E37]/[.$J$30]" office:value-type="float" office:value="32900">
            <text:p>32900</text:p>
          </table:table-cell>
          <table:table-cell table:style-name="ce1" table:formula="oooc:=[.F37]/[.$J$30]" office:value-type="float" office:value="22700">
            <text:p>22700</text:p>
          </table:table-cell>
          <table:table-cell table:number-columns-repeated="8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4" office:value-type="float" office:value="135400">
            <text:p>135.400</text:p>
          </table:table-cell>
          <table:table-cell table:style-name="ce3" office:value-type="float" office:value="112200">
            <text:p>112.200</text:p>
          </table:table-cell>
          <table:table-cell table:style-name="ce3" office:value-type="float" office:value="68600">
            <text:p>68.600</text:p>
          </table:table-cell>
          <table:table-cell table:style-name="ce3" office:value-type="float" office:value="64800">
            <text:p>64.800</text:p>
          </table:table-cell>
          <table:table-cell table:style-name="ce3" office:value-type="float" office:value="43000">
            <text:p>43.000</text:p>
          </table:table-cell>
          <table:table-cell table:style-name="ce1" office:value-type="float" office:value="175">
            <text:p>175</text:p>
          </table:table-cell>
          <table:table-cell table:style-name="ce1" table:formula="oooc:=[.B38]/[.$J$30]" office:value-type="float" office:value="67700">
            <text:p>67700</text:p>
          </table:table-cell>
          <table:table-cell table:style-name="ce1" table:formula="oooc:=[.C38]/[.$J$30]" office:value-type="float" office:value="56100">
            <text:p>56100</text:p>
          </table:table-cell>
          <table:table-cell table:style-name="ce1" table:formula="oooc:=[.D38]/[.$J$30]" office:value-type="float" office:value="34300">
            <text:p>34300</text:p>
          </table:table-cell>
          <table:table-cell table:style-name="ce1" table:formula="oooc:=[.E38]/[.$J$30]" office:value-type="float" office:value="32400">
            <text:p>32400</text:p>
          </table:table-cell>
          <table:table-cell table:style-name="ce1" table:formula="oooc:=[.F38]/[.$J$30]" office:value-type="float" office:value="21500">
            <text:p>21500</text:p>
          </table:table-cell>
          <table:table-cell table:number-columns-repeated="8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5" office:value-type="float" office:value="155200">
            <text:p>155.200</text:p>
          </table:table-cell>
          <table:table-cell table:style-name="ce3" office:value-type="float" office:value="124600">
            <text:p>124.600</text:p>
          </table:table-cell>
          <table:table-cell table:style-name="ce3" office:value-type="float" office:value="75000">
            <text:p>75.000</text:p>
          </table:table-cell>
          <table:table-cell table:style-name="ce3" office:value-type="float" office:value="82400">
            <text:p>82.400</text:p>
          </table:table-cell>
          <table:table-cell table:style-name="ce3" office:value-type="float" office:value="57800">
            <text:p>57.800</text:p>
          </table:table-cell>
          <table:table-cell table:style-name="ce1" office:value-type="float" office:value="200">
            <text:p>200</text:p>
          </table:table-cell>
          <table:table-cell table:style-name="ce1" table:formula="oooc:=[.B39]/[.$J$30]" office:value-type="float" office:value="77600">
            <text:p>77600</text:p>
          </table:table-cell>
          <table:table-cell table:style-name="ce1" table:formula="oooc:=[.C39]/[.$J$30]" office:value-type="float" office:value="62300">
            <text:p>62300</text:p>
          </table:table-cell>
          <table:table-cell table:style-name="ce1" table:formula="oooc:=[.D39]/[.$J$30]" office:value-type="float" office:value="37500">
            <text:p>37500</text:p>
          </table:table-cell>
          <table:table-cell table:style-name="ce1" table:formula="oooc:=[.E39]/[.$J$30]" office:value-type="float" office:value="41200">
            <text:p>41200</text:p>
          </table:table-cell>
          <table:table-cell table:style-name="ce1" table:formula="oooc:=[.F39]/[.$J$30]" office:value-type="float" office:value="28900">
            <text:p>2890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avg(0)</text:p>
          </table:table-cell>
          <table:table-cell office:value-type="string">
            <text:p>avg(2)</text:p>
          </table:table-cell>
          <table:table-cell office:value-type="string">
            <text:p>avg(3)</text:p>
          </table:table-cell>
          <table:table-cell office:value-type="string">
            <text:p>avg(5)</text:p>
          </table:table-cell>
          <table:table-cell office:value-type="string">
            <text:p>avg(6)</text:p>
          </table:table-cell>
          <table:table-cell/>
          <table:table-cell office:value-type="string">
            <text:p>avg(0)</text:p>
          </table:table-cell>
          <table:table-cell office:value-type="string">
            <text:p>avg(2)</text:p>
          </table:table-cell>
          <table:table-cell office:value-type="string">
            <text:p>avg(3)</text:p>
          </table:table-cell>
          <table:table-cell office:value-type="string">
            <text:p>avg(5)</text:p>
          </table:table-cell>
          <table:table-cell office:value-type="string">
            <text:p>avg(6)</text:p>
          </table:table-cell>
          <table:table-cell table:number-columns-repeated="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float" office:value="18442">
            <text:p>18.442</text:p>
          </table:table-cell>
          <table:table-cell table:style-name="ce3" office:value-type="float" office:value="9429.66666666667">
            <text:p>9.430</text:p>
          </table:table-cell>
          <table:table-cell table:style-name="ce3" office:value-type="float" office:value="5518.83333333333">
            <text:p>5.519</text:p>
          </table:table-cell>
          <table:table-cell table:style-name="ce3" office:value-type="float" office:value="5067">
            <text:p>5.067</text:p>
          </table:table-cell>
          <table:table-cell table:style-name="ce3" office:value-type="float" office:value="3399.83333333333">
            <text:p>3.400</text:p>
          </table:table-cell>
          <table:table-cell table:style-name="ce1" office:value-type="float" office:value="25">
            <text:p>25</text:p>
          </table:table-cell>
          <table:table-cell table:style-name="ce3" table:formula="oooc:=[.B43]/[.$J$30]" office:value-type="float" office:value="9221">
            <text:p>9.221</text:p>
          </table:table-cell>
          <table:table-cell table:style-name="ce3" table:formula="oooc:=[.C43]/[.$J$30]" office:value-type="float" office:value="4714.83333333333">
            <text:p>4.715</text:p>
          </table:table-cell>
          <table:table-cell table:style-name="ce3" table:formula="oooc:=[.D43]/[.$J$30]" office:value-type="float" office:value="2759.41666666667">
            <text:p>2.759</text:p>
          </table:table-cell>
          <table:table-cell table:style-name="ce3" table:formula="oooc:=[.E43]/[.$J$30]" office:value-type="float" office:value="2533.5">
            <text:p>2.534</text:p>
          </table:table-cell>
          <table:table-cell table:style-name="ce3" table:formula="oooc:=[.F43]/[.$J$30]" office:value-type="float" office:value="1699.91666666666">
            <text:p>1.700</text:p>
          </table:table-cell>
          <table:table-cell table:number-columns-repeated="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3" office:value-type="float" office:value="37652.3333333333">
            <text:p>37.652</text:p>
          </table:table-cell>
          <table:table-cell table:style-name="ce3" office:value-type="float" office:value="18699.6666666667">
            <text:p>18.700</text:p>
          </table:table-cell>
          <table:table-cell table:style-name="ce3" office:value-type="float" office:value="10883">
            <text:p>10.883</text:p>
          </table:table-cell>
          <table:table-cell table:style-name="ce3" office:value-type="float" office:value="9898.83333333333">
            <text:p>9.899</text:p>
          </table:table-cell>
          <table:table-cell table:style-name="ce3" office:value-type="float" office:value="6606.83333333333">
            <text:p>6.607</text:p>
          </table:table-cell>
          <table:table-cell table:style-name="ce1" office:value-type="float" office:value="50">
            <text:p>50</text:p>
          </table:table-cell>
          <table:table-cell table:style-name="ce3" table:formula="oooc:=[.B44]/[.$J$30]" office:value-type="float" office:value="18826.1666666666">
            <text:p>18.826</text:p>
          </table:table-cell>
          <table:table-cell table:style-name="ce3" table:formula="oooc:=[.C44]/[.$J$30]" office:value-type="float" office:value="9349.83333333335">
            <text:p>9.350</text:p>
          </table:table-cell>
          <table:table-cell table:style-name="ce3" table:formula="oooc:=[.D44]/[.$J$30]" office:value-type="float" office:value="5441.5">
            <text:p>5.442</text:p>
          </table:table-cell>
          <table:table-cell table:style-name="ce3" table:formula="oooc:=[.E44]/[.$J$30]" office:value-type="float" office:value="4949.41666666667">
            <text:p>4.949</text:p>
          </table:table-cell>
          <table:table-cell table:style-name="ce3" table:formula="oooc:=[.F44]/[.$J$30]" office:value-type="float" office:value="3303.41666666667">
            <text:p>3.303</text:p>
          </table:table-cell>
          <table:table-cell table:number-columns-repeated="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float" office:value="56863.3333333333">
            <text:p>56.863</text:p>
          </table:table-cell>
          <table:table-cell table:style-name="ce3" office:value-type="float" office:value="27925.3333333333">
            <text:p>27.925</text:p>
          </table:table-cell>
          <table:table-cell table:style-name="ce3" office:value-type="float" office:value="16630.1666666667">
            <text:p>16.630</text:p>
          </table:table-cell>
          <table:table-cell table:style-name="ce3" office:value-type="float" office:value="15238.5">
            <text:p>15.239</text:p>
          </table:table-cell>
          <table:table-cell table:style-name="ce3" office:value-type="float" office:value="10274">
            <text:p>10.274</text:p>
          </table:table-cell>
          <table:table-cell table:style-name="ce1" office:value-type="float" office:value="75">
            <text:p>75</text:p>
          </table:table-cell>
          <table:table-cell table:style-name="ce3" table:formula="oooc:=[.B45]/[.$J$30]" office:value-type="float" office:value="28431.6666666666">
            <text:p>28.432</text:p>
          </table:table-cell>
          <table:table-cell table:style-name="ce3" table:formula="oooc:=[.C45]/[.$J$30]" office:value-type="float" office:value="13962.6666666666">
            <text:p>13.963</text:p>
          </table:table-cell>
          <table:table-cell table:style-name="ce3" table:formula="oooc:=[.D45]/[.$J$30]" office:value-type="float" office:value="8315.08333333335">
            <text:p>8.315</text:p>
          </table:table-cell>
          <table:table-cell table:style-name="ce3" table:formula="oooc:=[.E45]/[.$J$30]" office:value-type="float" office:value="7619.25">
            <text:p>7.619</text:p>
          </table:table-cell>
          <table:table-cell table:style-name="ce3" table:formula="oooc:=[.F45]/[.$J$30]" office:value-type="float" office:value="5137">
            <text:p>5.137</text:p>
          </table:table-cell>
          <table:table-cell table:number-columns-repeated="8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3" office:value-type="float" office:value="76074">
            <text:p>76.074</text:p>
          </table:table-cell>
          <table:table-cell table:style-name="ce3" office:value-type="float" office:value="38648.1666666667">
            <text:p>38.648</text:p>
          </table:table-cell>
          <table:table-cell table:style-name="ce3" office:value-type="float" office:value="22057.8333333333">
            <text:p>22.058</text:p>
          </table:table-cell>
          <table:table-cell table:style-name="ce3" office:value-type="float" office:value="19855.3333333333">
            <text:p>19.855</text:p>
          </table:table-cell>
          <table:table-cell table:style-name="ce3" office:value-type="float" office:value="13477.1666666667">
            <text:p>13.477</text:p>
          </table:table-cell>
          <table:table-cell table:style-name="ce1" office:value-type="float" office:value="100">
            <text:p>100</text:p>
          </table:table-cell>
          <table:table-cell table:style-name="ce3" table:formula="oooc:=[.B46]/[.$J$30]" office:value-type="float" office:value="38037">
            <text:p>38.037</text:p>
          </table:table-cell>
          <table:table-cell table:style-name="ce3" table:formula="oooc:=[.C46]/[.$J$30]" office:value-type="float" office:value="19324.0833333334">
            <text:p>19.324</text:p>
          </table:table-cell>
          <table:table-cell table:style-name="ce3" table:formula="oooc:=[.D46]/[.$J$30]" office:value-type="float" office:value="11028.9166666666">
            <text:p>11.029</text:p>
          </table:table-cell>
          <table:table-cell table:style-name="ce3" table:formula="oooc:=[.E46]/[.$J$30]" office:value-type="float" office:value="9927.66666666665">
            <text:p>9.928</text:p>
          </table:table-cell>
          <table:table-cell table:style-name="ce3" table:formula="oooc:=[.F46]/[.$J$30]" office:value-type="float" office:value="6738.58333333335">
            <text:p>6.739</text:p>
          </table:table-cell>
          <table:table-cell table:number-columns-repeated="8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3" office:value-type="float" office:value="95284.1666666667">
            <text:p>95.284</text:p>
          </table:table-cell>
          <table:table-cell table:style-name="ce3" office:value-type="float" office:value="46275.6666666667">
            <text:p>46.276</text:p>
          </table:table-cell>
          <table:table-cell table:style-name="ce3" office:value-type="float" office:value="27741.1666666667">
            <text:p>27.741</text:p>
          </table:table-cell>
          <table:table-cell table:style-name="ce3" office:value-type="float" office:value="24868.8333333333">
            <text:p>24.869</text:p>
          </table:table-cell>
          <table:table-cell table:style-name="ce3" office:value-type="float" office:value="16579.3333333333">
            <text:p>16.579</text:p>
          </table:table-cell>
          <table:table-cell table:style-name="ce1" office:value-type="float" office:value="125">
            <text:p>125</text:p>
          </table:table-cell>
          <table:table-cell table:style-name="ce3" table:formula="oooc:=[.B47]/[.$J$30]" office:value-type="float" office:value="47642.0833333334">
            <text:p>47.642</text:p>
          </table:table-cell>
          <table:table-cell table:style-name="ce3" table:formula="oooc:=[.C47]/[.$J$30]" office:value-type="float" office:value="23137.8333333334">
            <text:p>23.138</text:p>
          </table:table-cell>
          <table:table-cell table:style-name="ce3" table:formula="oooc:=[.D47]/[.$J$30]" office:value-type="float" office:value="13870.5833333334">
            <text:p>13.871</text:p>
          </table:table-cell>
          <table:table-cell table:style-name="ce3" table:formula="oooc:=[.E47]/[.$J$30]" office:value-type="float" office:value="12434.4166666666">
            <text:p>12.434</text:p>
          </table:table-cell>
          <table:table-cell table:style-name="ce3" table:formula="oooc:=[.F47]/[.$J$30]" office:value-type="float" office:value="8289.66666666665">
            <text:p>8.290</text:p>
          </table:table-cell>
          <table:table-cell table:number-columns-repeated="8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3" office:value-type="float" office:value="114493.333333333">
            <text:p>114.493</text:p>
          </table:table-cell>
          <table:table-cell table:style-name="ce3" office:value-type="float" office:value="58062.5">
            <text:p>58.063</text:p>
          </table:table-cell>
          <table:table-cell table:style-name="ce3" office:value-type="float" office:value="32863.8333333333">
            <text:p>32.864</text:p>
          </table:table-cell>
          <table:table-cell table:style-name="ce3" office:value-type="float" office:value="30169.5">
            <text:p>30.170</text:p>
          </table:table-cell>
          <table:table-cell table:style-name="ce3" office:value-type="float" office:value="20124.5">
            <text:p>20.125</text:p>
          </table:table-cell>
          <table:table-cell table:style-name="ce1" office:value-type="float" office:value="150">
            <text:p>150</text:p>
          </table:table-cell>
          <table:table-cell table:style-name="ce3" table:formula="oooc:=[.B48]/[.$J$30]" office:value-type="float" office:value="57246.6666666665">
            <text:p>57.247</text:p>
          </table:table-cell>
          <table:table-cell table:style-name="ce3" table:formula="oooc:=[.C48]/[.$J$30]" office:value-type="float" office:value="29031.25">
            <text:p>29.031</text:p>
          </table:table-cell>
          <table:table-cell table:style-name="ce3" table:formula="oooc:=[.D48]/[.$J$30]" office:value-type="float" office:value="16431.9166666666">
            <text:p>16.432</text:p>
          </table:table-cell>
          <table:table-cell table:style-name="ce3" table:formula="oooc:=[.E48]/[.$J$30]" office:value-type="float" office:value="15084.75">
            <text:p>15.085</text:p>
          </table:table-cell>
          <table:table-cell table:style-name="ce3" table:formula="oooc:=[.F48]/[.$J$30]" office:value-type="float" office:value="10062.25">
            <text:p>10.062</text:p>
          </table:table-cell>
          <table:table-cell table:number-columns-repeated="8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4" office:value-type="float" office:value="133705">
            <text:p>133.705</text:p>
          </table:table-cell>
          <table:table-cell table:style-name="ce3" office:value-type="float" office:value="69394.1666666667">
            <text:p>69.394</text:p>
          </table:table-cell>
          <table:table-cell table:style-name="ce3" office:value-type="float" office:value="39321.3333333333">
            <text:p>39.321</text:p>
          </table:table-cell>
          <table:table-cell table:style-name="ce3" office:value-type="float" office:value="46120">
            <text:p>46.120</text:p>
          </table:table-cell>
          <table:table-cell table:style-name="ce3" office:value-type="float" office:value="28500">
            <text:p>28.500</text:p>
          </table:table-cell>
          <table:table-cell table:style-name="ce1" office:value-type="float" office:value="175">
            <text:p>175</text:p>
          </table:table-cell>
          <table:table-cell table:style-name="ce3" table:formula="oooc:=[.B49]/[.$J$30]" office:value-type="float" office:value="66852.5">
            <text:p>66.853</text:p>
          </table:table-cell>
          <table:table-cell table:style-name="ce3" table:formula="oooc:=[.C49]/[.$J$30]" office:value-type="float" office:value="34697.0833333334">
            <text:p>34.697</text:p>
          </table:table-cell>
          <table:table-cell table:style-name="ce3" table:formula="oooc:=[.D49]/[.$J$30]" office:value-type="float" office:value="19660.6666666666">
            <text:p>19.661</text:p>
          </table:table-cell>
          <table:table-cell table:style-name="ce3" table:formula="oooc:=[.E49]/[.$J$30]" office:value-type="float" office:value="23060">
            <text:p>23.060</text:p>
          </table:table-cell>
          <table:table-cell table:style-name="ce3" table:formula="oooc:=[.F49]/[.$J$30]" office:value-type="float" office:value="14250">
            <text:p>14.250</text:p>
          </table:table-cell>
          <table:table-cell table:number-columns-repeated="8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5" office:value-type="float" office:value="152915">
            <text:p>152.915</text:p>
          </table:table-cell>
          <table:table-cell table:style-name="ce3" office:value-type="float" office:value="77199.8333333333">
            <text:p>77.200</text:p>
          </table:table-cell>
          <table:table-cell table:style-name="ce3" office:value-type="float" office:value="46900.5">
            <text:p>46.901</text:p>
          </table:table-cell>
          <table:table-cell table:style-name="ce3" office:value-type="float" office:value="42981.8333333333">
            <text:p>42.982</text:p>
          </table:table-cell>
          <table:table-cell table:style-name="ce3" office:value-type="float" office:value="28825.6666666667">
            <text:p>28.826</text:p>
          </table:table-cell>
          <table:table-cell table:style-name="ce1" office:value-type="float" office:value="200">
            <text:p>200</text:p>
          </table:table-cell>
          <table:table-cell table:style-name="ce3" table:formula="oooc:=[.B50]/[.$J$30]" office:value-type="float" office:value="76457.5">
            <text:p>76.458</text:p>
          </table:table-cell>
          <table:table-cell table:style-name="ce3" table:formula="oooc:=[.C50]/[.$J$30]" office:value-type="float" office:value="38599.9166666666">
            <text:p>38.600</text:p>
          </table:table-cell>
          <table:table-cell table:style-name="ce3" table:formula="oooc:=[.D50]/[.$J$30]" office:value-type="float" office:value="23450.25">
            <text:p>23.450</text:p>
          </table:table-cell>
          <table:table-cell table:style-name="ce3" table:formula="oooc:=[.E50]/[.$J$30]" office:value-type="float" office:value="21490.9166666666">
            <text:p>21.491</text:p>
          </table:table-cell>
          <table:table-cell table:style-name="ce3" table:formula="oooc:=[.F50]/[.$J$30]" office:value-type="float" office:value="14412.8333333334">
            <text:p>14.41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none</text:p>
          </table:table-cell>
          <table:table-cell office:value-type="string">
            <text:p>circle</text:p>
          </table:table-cell>
          <table:table-cell office:value-type="string">
            <text:p>c &amp; a</text:p>
          </table:table-cell>
          <table:table-cell office:value-type="string">
            <text:p>fov</text:p>
          </table:table-cell>
          <table:table-cell office:value-type="string">
            <text:p>cosmmu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imp – circaoi – avg</text:p>
          </table:table-cell>
          <table:table-cell table:formula="oooc:=1 - [.J43]/[.I43]" office:value-type="float" office:value="0.414737176994592">
            <text:p>0,41</text:p>
          </table:table-cell>
          <table:table-cell office:value-type="string">
            <text:p>improvement – avg</text:p>
          </table:table-cell>
          <table:table-cell table:formula="oooc:=1 - [.$L43]/[.H43]" office:value-type="float" office:value="0.81564725445541">
            <text:p>0,82</text:p>
          </table:table-cell>
          <table:table-cell table:formula="oooc:=1 - [.$L43]/[.I43]" office:value-type="float" office:value="0.639453497826011">
            <text:p>0,64</text:p>
          </table:table-cell>
          <table:table-cell table:formula="oooc:=1 - [.$L43]/[.J43]" office:value-type="float" office:value="0.383957962129677">
            <text:p>0,38</text:p>
          </table:table-cell>
          <table:table-cell table:formula="oooc:=1 - [.$L43]/[.K43]" office:value-type="float" office:value="0.329024406289061">
            <text:p>0,33</text:p>
          </table:table-cell>
          <table:table-cell table:formula="oooc:=1 - [.$L43]/[.L4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4]/[.I44]" office:value-type="float" office:value="0.41801101623915">
            <text:p>0,42</text:p>
          </table:table-cell>
          <table:table-cell/>
          <table:table-cell table:formula="oooc:=1 - [.$L44]/[.H44]" office:value-type="float" office:value="0.824530573581097">
            <text:p>0,82</text:p>
          </table:table-cell>
          <table:table-cell table:formula="oooc:=1 - [.$L44]/[.I44]" office:value-type="float" office:value="0.646687106722046">
            <text:p>0,65</text:p>
          </table:table-cell>
          <table:table-cell table:formula="oooc:=1 - [.$L44]/[.J44]" office:value-type="float" office:value="0.392921682134216">
            <text:p>0,39</text:p>
          </table:table-cell>
          <table:table-cell table:formula="oooc:=1 - [.$L44]/[.K44]" office:value-type="float" office:value="0.332564443621302">
            <text:p>0,33</text:p>
          </table:table-cell>
          <table:table-cell table:formula="oooc:=1 - [.$L44]/[.L4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5]/[.I45]" office:value-type="float" office:value="0.404477415966385">
            <text:p>0,4</text:p>
          </table:table-cell>
          <table:table-cell/>
          <table:table-cell table:formula="oooc:=1 - [.$L45]/[.H45]" office:value-type="float" office:value="0.819321179436075">
            <text:p>0,82</text:p>
          </table:table-cell>
          <table:table-cell table:formula="oooc:=1 - [.$L45]/[.I45]" office:value-type="float" office:value="0.632090336134453">
            <text:p>0,63</text:p>
          </table:table-cell>
          <table:table-cell table:formula="oooc:=1 - [.$L45]/[.J45]" office:value-type="float" office:value="0.382207033403154">
            <text:p>0,38</text:p>
          </table:table-cell>
          <table:table-cell table:formula="oooc:=1 - [.$L45]/[.K45]" office:value-type="float" office:value="0.325786658791876">
            <text:p>0,33</text:p>
          </table:table-cell>
          <table:table-cell table:formula="oooc:=1 - [.$L45]/[.L4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6]/[.I46]" office:value-type="float" office:value="0.42926572627421">
            <text:p>0,43</text:p>
          </table:table-cell>
          <table:table-cell/>
          <table:table-cell table:formula="oooc:=1 - [.$L46]/[.H46]" office:value-type="float" office:value="0.822841356223326">
            <text:p>0,82</text:p>
          </table:table-cell>
          <table:table-cell table:formula="oooc:=1 - [.$L46]/[.I46]" office:value-type="float" office:value="0.65128574447257">
            <text:p>0,65</text:p>
          </table:table-cell>
          <table:table-cell table:formula="oooc:=1 - [.$L46]/[.J46]" office:value-type="float" office:value="0.389007684344939">
            <text:p>0,39</text:p>
          </table:table-cell>
          <table:table-cell table:formula="oooc:=1 - [.$L46]/[.K46]" office:value-type="float" office:value="0.321231910821607">
            <text:p>0,32</text:p>
          </table:table-cell>
          <table:table-cell table:formula="oooc:=1 - [.$L46]/[.L4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7]/[.I47]" office:value-type="float" office:value="0.400523673348844">
            <text:p>0,4</text:p>
          </table:table-cell>
          <table:table-cell/>
          <table:table-cell table:formula="oooc:=1 - [.$L47]/[.H47]" office:value-type="float" office:value="0.826001171933078">
            <text:p>0,83</text:p>
          </table:table-cell>
          <table:table-cell table:formula="oooc:=1 - [.$L47]/[.I47]" office:value-type="float" office:value="0.641726753441334">
            <text:p>0,64</text:p>
          </table:table-cell>
          <table:table-cell table:formula="oooc:=1 - [.$L47]/[.J47]" office:value-type="float" office:value="0.402356305610797">
            <text:p>0,4</text:p>
          </table:table-cell>
          <table:table-cell table:formula="oooc:=1 - [.$L47]/[.K47]" office:value-type="float" office:value="0.333328865447381">
            <text:p>0,33</text:p>
          </table:table-cell>
          <table:table-cell table:formula="oooc:=1 - [.$L47]/[.L4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8]/[.I48]" office:value-type="float" office:value="0.433992106207392">
            <text:p>0,43</text:p>
          </table:table-cell>
          <table:table-cell/>
          <table:table-cell table:formula="oooc:=1 - [.$L48]/[.H48]" office:value-type="float" office:value="0.824229940607895">
            <text:p>0,82</text:p>
          </table:table-cell>
          <table:table-cell table:formula="oooc:=1 - [.$L48]/[.I48]" office:value-type="float" office:value="0.653399354144241">
            <text:p>0,65</text:p>
          </table:table-cell>
          <table:table-cell table:formula="oooc:=1 - [.$L48]/[.J48]" office:value-type="float" office:value="0.387639908105668">
            <text:p>0,39</text:p>
          </table:table-cell>
          <table:table-cell table:formula="oooc:=1 - [.$L48]/[.K48]" office:value-type="float" office:value="0.332952153665125">
            <text:p>0,33</text:p>
          </table:table-cell>
          <table:table-cell table:formula="oooc:=1 - [.$L48]/[.L4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49]/[.I49]" office:value-type="float" office:value="0.433362554489451">
            <text:p>0,43</text:p>
          </table:table-cell>
          <table:table-cell/>
          <table:table-cell table:formula="oooc:=1 - [.$L49]/[.H49]" office:value-type="float" office:value="0.78684417187091">
            <text:p>0,79</text:p>
          </table:table-cell>
          <table:table-cell table:formula="oooc:=1 - [.$L49]/[.I49]" office:value-type="float" office:value="0.589302655122309">
            <text:p>0,59</text:p>
          </table:table-cell>
          <table:table-cell table:formula="oooc:=1 - [.$L49]/[.J49]" office:value-type="float" office:value="0.275202604184327">
            <text:p>0,28</text:p>
          </table:table-cell>
          <table:table-cell table:formula="oooc:=1 - [.$L49]/[.K49]" office:value-type="float" office:value="0.382046834345186">
            <text:p>0,38</text:p>
          </table:table-cell>
          <table:table-cell table:formula="oooc:=1 - [.$L49]/[.L4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1" table:formula="oooc:=1 - [.J50]/[.I50]" office:value-type="float" office:value="0.39247925837491">
            <text:p>0,39</text:p>
          </table:table-cell>
          <table:table-cell table:style-name="ce17"/>
          <table:table-cell table:style-name="ce11" table:formula="oooc:=1 - [.$L50]/[.H50]" office:value-type="float" office:value="0.811492223348483">
            <text:p>0,81</text:p>
          </table:table-cell>
          <table:table-cell table:style-name="ce11" table:formula="oooc:=1 - [.$L50]/[.I50]" office:value-type="float" office:value="0.626609729295615">
            <text:p>0,63</text:p>
          </table:table-cell>
          <table:table-cell table:style-name="ce11" table:formula="oooc:=1 - [.$L50]/[.J50]" office:value-type="float" office:value="0.385386794028492">
            <text:p>0,39</text:p>
          </table:table-cell>
          <table:table-cell table:style-name="ce11" table:formula="oooc:=1 - [.$L50]/[.K50]" office:value-type="float" office:value="0.329352323268356">
            <text:p>0,33</text:p>
          </table:table-cell>
          <table:table-cell table:style-name="ce11" table:formula="oooc:=1 - [.$L50]/[.L50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6" table:formula="oooc:=AVERAGE([.F53:.F60])" office:value-type="percentage" office:value="0.415856115986867">
            <text:p>41,59%</text:p>
          </table:table-cell>
          <table:table-cell/>
          <table:table-cell table:style-name="ce16" table:formula="oooc:=AVERAGE([.H53:.H60])" office:value-type="percentage" office:value="0.816363483932034">
            <text:p>81,64%</text:p>
          </table:table-cell>
          <table:table-cell table:style-name="ce16" table:formula="oooc:=AVERAGE([.I53:.I60])" office:value-type="percentage" office:value="0.635069397144822">
            <text:p>63,51%</text:p>
          </table:table-cell>
          <table:table-cell table:style-name="ce16" table:formula="oooc:=AVERAGE([.J53:.J60])" office:value-type="percentage" office:value="0.374834996742659">
            <text:p>37,48%</text:p>
          </table:table-cell>
          <table:table-cell table:style-name="ce16" table:formula="oooc:=AVERAGE([.K53:.K60])" office:value-type="percentage" office:value="0.335785949531237">
            <text:p>33,58%</text:p>
          </table:table-cell>
          <table:table-cell table:style-name="ce16" table:formula="oooc:=AVERAGE([.L53:.L60])" office:value-type="percentage" office:value="0">
            <text:p>0,00%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none</text:p>
          </table:table-cell>
          <table:table-cell office:value-type="string">
            <text:p>circle</text:p>
          </table:table-cell>
          <table:table-cell office:value-type="string">
            <text:p>c &amp; a</text:p>
          </table:table-cell>
          <table:table-cell office:value-type="string">
            <text:p>fov</text:p>
          </table:table-cell>
          <table:table-cell office:value-type="string">
            <text:p>cosmmu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imp – circaoi – max</text:p>
          </table:table-cell>
          <table:table-cell table:formula="oooc:=1 - [.J32]/[.I32]" office:value-type="float" office:value="0.329411764705882">
            <text:p>0,33</text:p>
          </table:table-cell>
          <table:table-cell office:value-type="string">
            <text:p>improvement . max</text:p>
          </table:table-cell>
          <table:table-cell table:formula="oooc:=1 - [.$L32]/[.H32]" office:value-type="float" office:value="0.5">
            <text:p>0,5</text:p>
          </table:table-cell>
          <table:table-cell table:formula="oooc:=1 - [.$L32]/[.I32]" office:value-type="float" office:value="0.447058823529412">
            <text:p>0,45</text:p>
          </table:table-cell>
          <table:table-cell table:formula="oooc:=1 - [.$L32]/[.J32]" office:value-type="float" office:value="0.175438596491228">
            <text:p>0,18</text:p>
          </table:table-cell>
          <table:table-cell table:formula="oooc:=1 - [.$L32]/[.K32]" office:value-type="float" office:value="0.338028169014084">
            <text:p>0,34</text:p>
          </table:table-cell>
          <table:table-cell table:formula="oooc:=1 - [.$L32]/[.L32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3]/[.I33]" office:value-type="float" office:value="0.394117647058824">
            <text:p>0,39</text:p>
          </table:table-cell>
          <table:table-cell/>
          <table:table-cell table:formula="oooc:=1 - [.$L33]/[.H33]" office:value-type="float" office:value="0.580310880829016">
            <text:p>0,58</text:p>
          </table:table-cell>
          <table:table-cell table:formula="oooc:=1 - [.$L33]/[.I33]" office:value-type="float" office:value="0.523529411764706">
            <text:p>0,52</text:p>
          </table:table-cell>
          <table:table-cell table:formula="oooc:=1 - [.$L33]/[.J33]" office:value-type="float" office:value="0.213592233009709">
            <text:p>0,21</text:p>
          </table:table-cell>
          <table:table-cell table:formula="oooc:=1 - [.$L33]/[.K33]" office:value-type="float" office:value="0.341463414634146">
            <text:p>0,34</text:p>
          </table:table-cell>
          <table:table-cell table:formula="oooc:=1 - [.$L33]/[.L3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4]/[.I34]" office:value-type="float" office:value="0.296610169491525">
            <text:p>0,3</text:p>
          </table:table-cell>
          <table:table-cell/>
          <table:table-cell table:formula="oooc:=1 - [.$L34]/[.H34]" office:value-type="float" office:value="0.611683848797251">
            <text:p>0,61</text:p>
          </table:table-cell>
          <table:table-cell table:formula="oooc:=1 - [.$L34]/[.I34]" office:value-type="float" office:value="0.521186440677966">
            <text:p>0,52</text:p>
          </table:table-cell>
          <table:table-cell table:formula="oooc:=1 - [.$L34]/[.J34]" office:value-type="float" office:value="0.319277108433735">
            <text:p>0,32</text:p>
          </table:table-cell>
          <table:table-cell table:formula="oooc:=1 - [.$L34]/[.K34]" office:value-type="float" office:value="0.365168539325843">
            <text:p>0,37</text:p>
          </table:table-cell>
          <table:table-cell table:formula="oooc:=1 - [.$L34]/[.L34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5]/[.I35]" office:value-type="float" office:value="0.369230769230769">
            <text:p>0,37</text:p>
          </table:table-cell>
          <table:table-cell/>
          <table:table-cell table:formula="oooc:=1 - [.$L35]/[.H35]" office:value-type="float" office:value="0.600515463917526">
            <text:p>0,6</text:p>
          </table:table-cell>
          <table:table-cell table:formula="oooc:=1 - [.$L35]/[.I35]" office:value-type="float" office:value="0.523076923076923">
            <text:p>0,52</text:p>
          </table:table-cell>
          <table:table-cell table:formula="oooc:=1 - [.$L35]/[.J35]" office:value-type="float" office:value="0.24390243902439">
            <text:p>0,24</text:p>
          </table:table-cell>
          <table:table-cell table:formula="oooc:=1 - [.$L35]/[.K35]" office:value-type="float" office:value="0.326086956521739">
            <text:p>0,33</text:p>
          </table:table-cell>
          <table:table-cell table:formula="oooc:=1 - [.$L35]/[.L3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6]/[.I36]" office:value-type="float" office:value="0.350267379679144">
            <text:p>0,35</text:p>
          </table:table-cell>
          <table:table-cell/>
          <table:table-cell table:formula="oooc:=1 - [.$L36]/[.H36]" office:value-type="float" office:value="0.594650205761317">
            <text:p>0,59</text:p>
          </table:table-cell>
          <table:table-cell table:formula="oooc:=1 - [.$L36]/[.I36]" office:value-type="float" office:value="0.473262032085561">
            <text:p>0,47</text:p>
          </table:table-cell>
          <table:table-cell table:formula="oooc:=1 - [.$L36]/[.J36]" office:value-type="float" office:value="0.189300411522634">
            <text:p>0,19</text:p>
          </table:table-cell>
          <table:table-cell table:formula="oooc:=1 - [.$L36]/[.K36]" office:value-type="float" office:value="0.332203389830508">
            <text:p>0,33</text:p>
          </table:table-cell>
          <table:table-cell table:formula="oooc:=1 - [.$L36]/[.L3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7]/[.I37]" office:value-type="float" office:value="0.369198312236287">
            <text:p>0,37</text:p>
          </table:table-cell>
          <table:table-cell/>
          <table:table-cell table:formula="oooc:=1 - [.$L37]/[.H37]" office:value-type="float" office:value="0.610634648370497">
            <text:p>0,61</text:p>
          </table:table-cell>
          <table:table-cell table:formula="oooc:=1 - [.$L37]/[.I37]" office:value-type="float" office:value="0.521097046413502">
            <text:p>0,52</text:p>
          </table:table-cell>
          <table:table-cell table:formula="oooc:=1 - [.$L37]/[.J37]" office:value-type="float" office:value="0.240802675585284">
            <text:p>0,24</text:p>
          </table:table-cell>
          <table:table-cell table:formula="oooc:=1 - [.$L37]/[.K37]" office:value-type="float" office:value="0.310030395136778">
            <text:p>0,31</text:p>
          </table:table-cell>
          <table:table-cell table:formula="oooc:=1 - [.$L37]/[.L37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1 - [.J38]/[.I38]" office:value-type="float" office:value="0.388591800356506">
            <text:p>0,39</text:p>
          </table:table-cell>
          <table:table-cell/>
          <table:table-cell table:formula="oooc:=1 - [.$L38]/[.H38]" office:value-type="float" office:value="0.682422451994092">
            <text:p>0,68</text:p>
          </table:table-cell>
          <table:table-cell table:formula="oooc:=1 - [.$L38]/[.I38]" office:value-type="float" office:value="0.616755793226381">
            <text:p>0,62</text:p>
          </table:table-cell>
          <table:table-cell table:formula="oooc:=1 - [.$L38]/[.J38]" office:value-type="float" office:value="0.373177842565598">
            <text:p>0,37</text:p>
          </table:table-cell>
          <table:table-cell table:formula="oooc:=1 - [.$L38]/[.K38]" office:value-type="float" office:value="0.33641975308642">
            <text:p>0,34</text:p>
          </table:table-cell>
          <table:table-cell table:formula="oooc:=1 - [.$L38]/[.L38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1" table:formula="oooc:=1 - [.J39]/[.I39]" office:value-type="float" office:value="0.398073836276083">
            <text:p>0,4</text:p>
          </table:table-cell>
          <table:table-cell/>
          <table:table-cell table:style-name="ce11" table:formula="oooc:=1 - [.$L39]/[.H39]" office:value-type="float" office:value="0.627577319587629">
            <text:p>0,63</text:p>
          </table:table-cell>
          <table:table-cell table:style-name="ce11" table:formula="oooc:=1 - [.$L39]/[.I39]" office:value-type="float" office:value="0.536115569823435">
            <text:p>0,54</text:p>
          </table:table-cell>
          <table:table-cell table:style-name="ce11" table:formula="oooc:=1 - [.$L39]/[.J39]" office:value-type="float" office:value="0.229333333333333">
            <text:p>0,23</text:p>
          </table:table-cell>
          <table:table-cell table:style-name="ce11" table:formula="oooc:=1 - [.$L39]/[.K39]" office:value-type="float" office:value="0.298543689320388">
            <text:p>0,3</text:p>
          </table:table-cell>
          <table:table-cell table:style-name="ce11" table:formula="oooc:=1 - [.$L39]/[.L39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6" table:formula="oooc:=AVERAGE([.F64:.F71])" office:value-type="percentage" office:value="0.361937709879378">
            <text:p>36,19%</text:p>
          </table:table-cell>
          <table:table-cell/>
          <table:table-cell table:style-name="ce16" table:formula="oooc:=AVERAGE([.H64:.H71])" office:value-type="percentage" office:value="0.600974352407166">
            <text:p>60,10%</text:p>
          </table:table-cell>
          <table:table-cell table:style-name="ce16" table:formula="oooc:=AVERAGE([.I64:.I71])" office:value-type="percentage" office:value="0.520260255074736">
            <text:p>52,03%</text:p>
          </table:table-cell>
          <table:table-cell table:style-name="ce16" table:formula="oooc:=AVERAGE([.J64:.J71])" office:value-type="percentage" office:value="0.248103079995739">
            <text:p>24,81%</text:p>
          </table:table-cell>
          <table:table-cell table:style-name="ce16" table:formula="oooc:=AVERAGE([.K64:.K71])" office:value-type="percentage" office:value="0.330993038358738">
            <text:p>33,10%</text:p>
          </table:table-cell>
          <table:table-cell table:style-name="ce16" table:formula="oooc:=AVERAGE([.L64:.L71])" office:value-type="percentage" office:value="0">
            <text:p>0,00%</text:p>
          </table:table-cell>
          <table:table-cell table:number-columns-repeated="8"/>
        </table:table-row>
        <table:table-row table:style-name="ro1" table:number-rows-repeated="27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8">28/04/2008</text:date>, <text:time>20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date>2008-04-28T20:54:00</dc:date>
    <meta:editing-cycles>3</meta:editing-cycles>
    <meta:editing-duration>PT2H26M33S</meta:editing-duration>
    <meta:user-defined meta:name="Info 1"/>
    <meta:user-defined meta:name="Info 2"/>
    <meta:user-defined meta:name="Info 3"/>
    <meta:user-defined meta:name="Info 4"/>
    <meta:document-statistic meta:table-count="1" meta:cell-count="495"/>
  </office:meta>
</office:document-meta>
</file>